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20f" officeooo:paragraph-rsid="0004d20f"/>
    </style:style>
    <style:style style:name="P2" style:family="paragraph" style:parent-style-name="Standard" style:list-style-name="L1">
      <style:text-properties officeooo:rsid="0004d20f" officeooo:paragraph-rsid="0004d20f"/>
    </style:style>
    <style:style style:name="P3" style:family="paragraph" style:parent-style-name="Standard" style:list-style-name="L1">
      <style:text-properties officeooo:rsid="0005ac7c" officeooo:paragraph-rsid="0005ac7c"/>
    </style:style>
    <style:style style:name="P4" style:family="paragraph" style:parent-style-name="Standard" style:list-style-name="L1">
      <style:text-properties officeooo:rsid="0008541b" officeooo:paragraph-rsid="0008541b"/>
    </style:style>
    <style:style style:name="P5" style:family="paragraph" style:parent-style-name="Standard" style:list-style-name="L1">
      <style:text-properties officeooo:rsid="0007601b" officeooo:paragraph-rsid="0007601b"/>
    </style:style>
    <style:style style:name="P6" style:family="paragraph" style:parent-style-name="Standard">
      <style:text-properties officeooo:rsid="0007601b" officeooo:paragraph-rsid="000760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guide to the Intellectual Property Act for a web developer including:</text:p>
      <text:list text:style-name="L1">
        <text:list-item>
          <text:p text:style-name="P2">What is its purpose?</text:p>
          <text:list>
            <text:list-item>
              <text:p text:style-name="P2">The purpose of the Intellectual Property Act is to define and protect the original creators of the content, ensuring the creators (both developers and clients) can benefit from their work</text:p>
            </text:list-item>
          </text:list>
        </text:list-item>
        <text:list-item>
          <text:p text:style-name="P2">What does it protect?</text:p>
          <text:list>
            <text:list-item>
              <text:p text:style-name="P3">The act protects the original creators from others using/stealing content without their permission</text:p>
            </text:list-item>
            <text:list-item>
              <text:p text:style-name="P4">Protects brand names</text:p>
            </text:list-item>
          </text:list>
        </text:list-item>
        <text:list-item>
          <text:p text:style-name="P2">How can they comply with it?</text:p>
          <text:list>
            <text:list-item>
              <text:p text:style-name="P5">They can comply with the act by obtaining proper licenses for any third-party content they use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2:07:39.652526906</meta:creation-date>
    <meta:generator>LibreOffice/25.2.5.2$Linux_X86_64 LibreOffice_project/fb4792146257752f54eab576deb869869b108571</meta:generator>
    <dc:date>2025-09-11T12:36:47.249890291</dc:date>
    <meta:editing-duration>PT29M7S</meta:editing-duration>
    <meta:editing-cycles>5</meta:editing-cycles>
    <meta:document-statistic meta:table-count="0" meta:image-count="0" meta:object-count="0" meta:page-count="1" meta:paragraph-count="8" meta:word-count="96" meta:character-count="553" meta:non-whitespace-character-count="472"/>
  </office:meta>
</office:document-meta>
</file>